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MingLiU" svg:font-family="PMingLiU" style:font-family-generic="roman" style:font-pitch="variable" svg:panose-1="2 2 5 0 0 0 0 0 0 0"/>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margin-bottom="0.0694in" fo:line-height="100%" fo:margin-left="1.9666in">
        <style:tab-stops/>
      </style:paragraph-properties>
      <style:text-properties fo:font-style="italic" style:font-style-asian="italic" fo:language="en" fo:country="US"/>
    </style:style>
    <style:style style:name="P9" style:parent-style-name="Standard" style:family="paragraph">
      <style:paragraph-properties fo:margin-bottom="0.0694in" fo:line-height="100%" fo:margin-left="1.9666in">
        <style:tab-stops/>
      </style:paragraph-properties>
      <style:text-properties fo:font-style="italic" style:font-style-asian="italic" fo:language="en" fo:country="US"/>
    </style:style>
    <style:style style:name="P10" style:parent-style-name="Standard" style:family="paragraph">
      <style:paragraph-properties fo:margin-bottom="0.0694in" fo:line-height="100%" fo:margin-left="1.9666in">
        <style:tab-stops/>
      </style:paragraph-properties>
      <style:text-properties fo:font-style="italic" style:font-style-asian="italic"/>
    </style:style>
    <style:style style:name="P11" style:parent-style-name="Standard" style:family="paragraph">
      <style:paragraph-properties fo:margin-bottom="0.0694in" fo:line-height="100%" fo:margin-left="1.9666in">
        <style:tab-stops/>
      </style:paragraph-properties>
      <style:text-properties fo:font-style="italic" style:font-style-asian="italic"/>
    </style:style>
    <style:style style:name="P12" style:parent-style-name="Standard" style:family="paragraph">
      <style:paragraph-properties fo:margin-bottom="0.0694in" fo:line-height="100%" fo:margin-left="1.9666in">
        <style:tab-stops/>
      </style:paragraph-properties>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P17" style:parent-style-name="Standard" style:family="paragraph">
      <style:paragraph-properties fo:margin-bottom="0.0694in" fo:line-height="100%" fo:margin-left="1.9666in">
        <style:tab-stops/>
      </style:paragraph-properties>
      <style:text-properties fo:font-style="italic" style:font-style-asian="italic"/>
    </style:style>
    <style:style style:name="P18" style:parent-style-name="Standard" style:family="paragraph">
      <style:paragraph-properties fo:margin-bottom="0.0694in" fo:line-height="100%" fo:margin-left="1.9666in">
        <style:tab-stops/>
      </style:paragraph-properties>
      <style:text-properties fo:font-style="italic" style:font-style-asian="italic"/>
    </style:style>
    <style:style style:name="P19" style:parent-style-name="Standard" style:family="paragraph">
      <style:paragraph-properties fo:margin-bottom="0.0694in" fo:line-height="100%" fo:margin-left="1.9666in">
        <style:tab-stops/>
      </style:paragraph-properties>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P24" style:parent-style-name="Standard" style:family="paragraph">
      <style:paragraph-properties fo:margin-bottom="0.0694in" fo:line-height="100%" fo:margin-left="1.9666in">
        <style:tab-stops/>
      </style:paragraph-properties>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fo:language="en" fo:country="US"/>
    </style:style>
    <style:style style:name="P27" style:parent-style-name="Standard" style:family="paragraph">
      <style:paragraph-properties fo:margin-bottom="0.0694in" fo:line-height="100%" fo:margin-left="1.9666in">
        <style:tab-stops/>
      </style:paragraph-properties>
      <style:text-properties fo:font-style="italic" style:font-style-asian="italic" fo:language="en" fo:country="US"/>
    </style:style>
    <style:style style:name="P28" style:parent-style-name="Standard" style:family="paragraph">
      <style:paragraph-properties fo:margin-bottom="0.0694in" fo:line-height="100%" fo:margin-left="1.9666in">
        <style:tab-stops/>
      </style:paragraph-properties>
    </style:style>
    <style:style style:name="T29" style:parent-style-name="Policepardéfaut" style:family="text">
      <style:text-properties fo:font-style="italic" style:font-style-asian="italic" fo:language="en" fo:country="US"/>
    </style:style>
    <style:style style:name="T30" style:parent-style-name="Policepardéfaut" style:family="text">
      <style:text-properties fo:font-style="italic" style:font-style-asian="italic"/>
    </style:style>
    <style:style style:name="P31" style:parent-style-name="Standard" style:family="paragraph">
      <style:paragraph-properties fo:margin-bottom="0.0694in" fo:line-height="100%" fo:margin-left="1.9666in">
        <style:tab-stops/>
      </style:paragraph-properties>
      <style:text-properties fo:font-style="italic" style:font-style-asian="italic"/>
    </style:style>
    <style:style style:name="P32" style:parent-style-name="Standard" style:family="paragraph">
      <style:paragraph-properties fo:margin-bottom="0.0694in" fo:line-height="100%" fo:margin-left="1.9666in">
        <style:tab-stops/>
      </style:paragraph-properties>
      <style:text-properties fo:font-style="italic" style:font-style-asian="italic"/>
    </style:style>
    <style:style style:name="P33" style:parent-style-name="Standard" style:family="paragraph">
      <style:paragraph-properties fo:margin-bottom="0.0694in" fo:line-height="100%" fo:margin-left="1.9666in">
        <style:tab-stops/>
      </style:paragraph-properties>
      <style:text-properties fo:font-style="italic" style:font-style-asian="italic"/>
    </style:style>
    <style:style style:name="P34" style:parent-style-name="Standard" style:family="paragraph">
      <style:paragraph-properties fo:margin-bottom="0.0694in" fo:line-height="100%"/>
    </style:style>
    <style:style style:name="P35" style:parent-style-name="Standard" style:family="paragraph">
      <style:paragraph-properties fo:margin-bottom="0.0694in" fo:line-height="100%" fo:text-indent="0.4916in"/>
    </style:style>
    <style:style style:name="P36" style:parent-style-name="Standard" style:family="paragraph">
      <style:paragraph-properties fo:margin-bottom="0.0694in" fo:line-height="100%"/>
    </style:style>
    <style:style style:name="P37" style:parent-style-name="Standard" style:family="paragraph">
      <style:paragraph-properties fo:margin-bottom="0.0694in" fo:line-height="100%"/>
    </style:style>
    <style:style style:name="P38" style:parent-style-name="Standard" style:family="paragraph">
      <style:paragraph-properties fo:margin-bottom="0.0694in" fo:line-height="100%" fo:margin-left="1.475in">
        <style:tab-stops/>
      </style:paragraph-properties>
      <style:text-properties fo:font-style="italic" style:font-style-asian="italic" fo:language="en" fo:country="US"/>
    </style:style>
    <style:style style:name="P39" style:parent-style-name="Standard" style:family="paragraph">
      <style:paragraph-properties fo:margin-bottom="0.0694in" fo:line-height="100%" fo:margin-left="1.475in">
        <style:tab-stops/>
      </style:paragraph-properties>
      <style:text-properties fo:font-style="italic" style:font-style-asian="italic" fo:language="en" fo:country="US"/>
    </style:style>
    <style:style style:name="P40" style:parent-style-name="Standard" style:family="paragraph">
      <style:paragraph-properties fo:margin-bottom="0.0694in" fo:line-height="100%" fo:margin-left="1.475in">
        <style:tab-stops/>
      </style:paragraph-properties>
      <style:text-properties fo:font-style="italic" style:font-style-asian="italic" fo:language="en" fo:country="US"/>
    </style:style>
    <style:style style:name="P41" style:parent-style-name="Standard" style:family="paragraph">
      <style:paragraph-properties fo:margin-bottom="0.0694in" fo:line-height="100%" fo:margin-left="1.475in">
        <style:tab-stops/>
      </style:paragraph-properties>
      <style:text-properties fo:font-style="italic" style:font-style-asian="italic"/>
    </style:style>
    <style:style style:name="P42" style:parent-style-name="Standard" style:family="paragraph">
      <style:paragraph-properties fo:margin-bottom="0.0694in" fo:line-height="100%" fo:margin-left="1.475in">
        <style:tab-stops/>
      </style:paragraph-properties>
      <style:text-properties fo:font-style="italic" style:font-style-asian="italic"/>
    </style:style>
    <style:style style:name="P43" style:parent-style-name="Standard" style:family="paragraph">
      <style:paragraph-properties fo:margin-bottom="0.0694in" fo:line-height="100%" fo:margin-left="1.475in">
        <style:tab-stops/>
      </style:paragraph-properties>
      <style:text-properties fo:font-style="italic" style:font-style-asian="italic"/>
    </style:style>
    <style:style style:name="P44" style:parent-style-name="Standard" style:family="paragraph">
      <style:paragraph-properties fo:margin-bottom="0.0694in" fo:line-height="100%" fo:margin-left="1.475in">
        <style:tab-stops/>
      </style:paragraph-properties>
      <style:text-properties fo:font-style="italic" style:font-style-asian="italic"/>
    </style:style>
    <style:style style:name="P45" style:parent-style-name="Standard" style:family="paragraph">
      <style:paragraph-properties fo:margin-bottom="0.0694in" fo:line-height="100%" fo:margin-left="1.475in">
        <style:tab-stops/>
      </style:paragraph-properties>
      <style:text-properties fo:font-style="italic" style:font-style-asian="italic"/>
    </style:style>
    <style:style style:name="P46" style:parent-style-name="Standard" style:family="paragraph">
      <style:paragraph-properties fo:margin-bottom="0.0694in" fo:line-height="100%" fo:margin-left="1.475in">
        <style:tab-stops/>
      </style:paragraph-properties>
      <style:text-properties fo:font-style="italic" style:font-style-asian="italic"/>
    </style:style>
    <style:style style:name="P47" style:parent-style-name="Standard" style:family="paragraph">
      <style:paragraph-properties fo:margin-left="0.4916in">
        <style:tab-stops/>
      </style:paragraph-properties>
      <style:text-properties fo:font-style="italic" style:font-style-asian="italic"/>
    </style:style>
    <style:style style:name="P48" style:parent-style-name="Standard" style:family="paragraph">
      <style:paragraph-properties fo:margin-left="0.4916in">
        <style:tab-stops/>
      </style:paragraph-properties>
      <style:text-properties fo:font-style="italic" style:font-style-asian="italic"/>
    </style:style>
    <style:style style:name="P49" style:parent-style-name="Standard" style:family="paragraph">
      <style:paragraph-properties fo:margin-left="0.4916in">
        <style:tab-stops/>
      </style:paragraph-properties>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P52" style:parent-style-name="Standard" style:family="paragraph">
      <style:paragraph-properties fo:margin-left="0.4916in">
        <style:tab-stops/>
      </style:paragraph-properties>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P55" style:parent-style-name="Standard" style:family="paragraph">
      <style:paragraph-properties fo:margin-left="0.4916in">
        <style:tab-stops/>
      </style:paragraph-properties>
      <style:text-properties fo:font-style="italic" style:font-style-asian="italic" fo:language="en" fo:country="US"/>
    </style:style>
    <style:style style:name="P56" style:parent-style-name="Standard" style:family="paragraph">
      <style:paragraph-properties fo:margin-left="0.4916in">
        <style:tab-stops/>
      </style:paragraph-properties>
    </style:style>
    <style:style style:name="P57" style:parent-style-name="Standard" style:family="paragraph">
      <style:paragraph-properties fo:margin-left="0.4916in">
        <style:tab-stops/>
      </style:paragraph-properties>
      <style:text-properties fo:font-style="italic" style:font-style-asian="italic" fo:language="en" fo:country="US"/>
    </style:style>
    <style:style style:name="P58" style:parent-style-name="Standard" style:family="paragraph">
      <style:paragraph-properties fo:margin-left="0.4916in">
        <style:tab-stops/>
      </style:paragraph-properties>
    </style:style>
    <style:style style:name="P59" style:parent-style-name="Standard" style:family="paragraph">
      <style:paragraph-properties fo:margin-left="0.4916in">
        <style:tab-stops/>
      </style:paragraph-properties>
      <style:text-properties fo:font-style="italic" style:font-style-asian="italic" fo:language="en" fo:country="US"/>
    </style:style>
    <style:style style:name="P60" style:parent-style-name="Standard" style:family="paragraph">
      <style:paragraph-properties fo:margin-left="0.4916in">
        <style:tab-stops/>
      </style:paragraph-properties>
    </style:style>
    <style:style style:name="P61" style:parent-style-name="Standard" style:family="paragraph">
      <style:paragraph-properties fo:margin-left="0.4916in">
        <style:tab-stops/>
      </style:paragraph-properties>
      <style:text-properties fo:font-style="italic" style:font-style-asian="italic"/>
    </style:style>
    <style:style style:name="P62" style:parent-style-name="Standard" style:family="paragraph">
      <style:paragraph-properties fo:margin-left="0.4916in">
        <style:tab-stops/>
      </style:paragraph-properties>
      <style:text-properties fo:font-style="italic" style:font-style-asian="italic"/>
    </style:style>
    <style:style style:name="P63" style:parent-style-name="Standard" style:family="paragraph">
      <style:paragraph-properties fo:margin-left="0.4916in">
        <style:tab-stops/>
      </style:paragraph-properties>
    </style:style>
    <style:style style:name="P64" style:parent-style-name="Standard" style:family="paragraph">
      <style:paragraph-properties fo:margin-left="0.4916in">
        <style:tab-stops/>
      </style:paragraph-properties>
      <style:text-properties fo:font-style="italic" style:font-style-asian="italic"/>
    </style:style>
    <style:style style:name="P65" style:parent-style-name="Standard" style:family="paragraph">
      <style:paragraph-properties fo:margin-left="0.4916in">
        <style:tab-stops/>
      </style:paragraph-properties>
      <style:text-properties fo:font-style="italic" style:font-style-asian="italic"/>
    </style:style>
    <style:style style:name="P66" style:parent-style-name="Standard" style:family="paragraph">
      <style:paragraph-properties fo:margin-left="0.4916in">
        <style:tab-stops/>
      </style:paragraph-properties>
      <style:text-properties fo:font-style="italic" style:font-style-asian="italic" fo:language="en" fo:country="US"/>
    </style:style>
    <style:style style:name="P67" style:parent-style-name="Standard" style:family="paragraph">
      <style:paragraph-properties fo:margin-left="0.4916in">
        <style:tab-stops/>
      </style:paragraph-properties>
    </style:style>
    <style:style style:name="P68" style:parent-style-name="Standard" style:family="paragraph">
      <style:paragraph-properties fo:margin-left="0.4916in">
        <style:tab-stops/>
      </style:paragraph-properties>
      <style:text-properties fo:font-style="italic" style:font-style-asian="italic" fo:language="en" fo:country="US"/>
    </style:style>
    <style:style style:name="P69" style:parent-style-name="Standard" style:family="paragraph">
      <style:paragraph-properties fo:margin-left="0.4916in">
        <style:tab-stops/>
      </style:paragraph-properties>
    </style:style>
    <style:style style:name="P70" style:parent-style-name="Standard" style:family="paragraph">
      <style:paragraph-properties fo:margin-left="0.4916in">
        <style:tab-stops/>
      </style:paragraph-properties>
      <style:text-properties fo:font-style="italic" style:font-style-asian="italic"/>
    </style:style>
    <style:style style:name="P71" style:parent-style-name="Standard" style:family="paragraph">
      <style:paragraph-properties fo:margin-left="0.4916in">
        <style:tab-stops/>
      </style:paragraph-properties>
    </style:style>
    <style:style style:name="P72" style:parent-style-name="Standard" style:family="paragraph">
      <style:text-properties fo:language="en" fo:country="US"/>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language="en" fo:country="US"/>
    </style:style>
    <style:style style:name="P75" style:parent-style-name="Standard" style:family="paragraph">
      <style:paragraph-properties fo:margin-left="0.4916in" fo:text-indent="0.4916in">
        <style:tab-stops/>
      </style:paragraph-properties>
      <style:text-properties fo:language="en" fo:country="US"/>
    </style:style>
    <style:style style:name="P76" style:parent-style-name="Standard" style:family="paragraph">
      <style:paragraph-properties fo:margin-left="0.4916in" fo:text-indent="0.4916in">
        <style:tab-stops/>
      </style:paragraph-properties>
      <style:text-properties fo:language="en" fo:country="US"/>
    </style:style>
    <style:style style:name="P77" style:parent-style-name="Standard" style:family="paragraph">
      <style:paragraph-properties fo:margin-left="0.4916in" fo:text-indent="0.4916in">
        <style:tab-stops/>
      </style:paragraph-properties>
      <style:text-properties fo:language="en" fo:country="US"/>
    </style:style>
    <style:style style:name="P78" style:parent-style-name="Standard" style:family="paragraph">
      <style:paragraph-properties fo:margin-left="0.4916in" fo:text-indent="0.4916in">
        <style:tab-stops/>
      </style:paragraph-properties>
      <style:text-properties fo:language="en" fo:country="US"/>
    </style:style>
    <style:style style:name="P79" style:parent-style-name="Standard" style:family="paragraph">
      <style:paragraph-properties fo:margin-left="0.4916in" fo:text-indent="0.4916in">
        <style:tab-stops/>
      </style:paragraph-properties>
      <style:text-properties fo:language="en" fo:country="US"/>
    </style:style>
    <style:style style:name="P80" style:parent-style-name="Standard" style:family="paragraph">
      <style:paragraph-properties fo:margin-left="0.4916in" fo:text-indent="0.4916in">
        <style:tab-stops/>
      </style:paragraph-properties>
      <style:text-properties fo:language="en" fo:country="US"/>
    </style:style>
    <style:style style:name="P81" style:parent-style-name="Standard" style:family="paragraph">
      <style:paragraph-properties fo:margin-left="0.4916in" fo:text-indent="0.4916in">
        <style:tab-stops/>
      </style:paragraph-properties>
      <style:text-properties fo:language="en" fo:country="US"/>
    </style:style>
    <style:style style:name="P82" style:parent-style-name="Standard" style:family="paragraph">
      <style:paragraph-properties fo:margin-left="0.4916in" fo:text-indent="0.4916in">
        <style:tab-stops/>
      </style:paragraph-properties>
      <style:text-properties fo:language="en" fo:country="US"/>
    </style:style>
    <style:style style:name="P83" style:parent-style-name="Standard" style:family="paragraph">
      <style:paragraph-properties fo:margin-left="0.4916in" fo:text-indent="0.4916in">
        <style:tab-stops/>
      </style:paragraph-properties>
      <style:text-properties fo:language="en" fo:country="US"/>
    </style:style>
    <style:style style:name="P84" style:parent-style-name="Standard" style:family="paragraph">
      <style:paragraph-properties fo:margin-left="0.4916in" fo:text-indent="0.4916in">
        <style:tab-stops/>
      </style:paragraph-properties>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paragraph-properties fo:margin-left="0.4916in" fo:text-indent="0.4916in">
        <style:tab-stops/>
      </style:paragraph-properties>
      <style:text-properties fo:language="en" fo:country="US"/>
    </style:style>
    <style:style style:name="P88" style:parent-style-name="Standard" style:family="paragraph">
      <style:paragraph-properties fo:margin-left="0.4916in" fo:text-indent="0.4916in">
        <style:tab-stops/>
      </style:paragraph-properties>
      <style:text-properties fo:language="en" fo:country="US"/>
    </style:style>
    <style:style style:name="P89" style:parent-style-name="Standard" style:family="paragraph">
      <style:paragraph-properties fo:margin-left="0.4916in" fo:text-indent="0.4916in">
        <style:tab-stops/>
      </style:paragraph-properties>
      <style:text-properties fo:language="en" fo:country="US"/>
    </style:style>
    <style:style style:name="P90" style:parent-style-name="Standard" style:family="paragraph">
      <style:paragraph-properties fo:margin-left="0.4916in" fo:text-indent="0.4916in">
        <style:tab-stops/>
      </style:paragraph-properties>
      <style:text-properties fo:language="en" fo:country="US"/>
    </style:style>
    <style:style style:name="P91" style:parent-style-name="Standard" style:family="paragraph">
      <style:paragraph-properties fo:margin-left="0.4916in" fo:text-indent="0.4916in">
        <style:tab-stops/>
      </style:paragraph-properties>
    </style:style>
    <style:style style:name="P92" style:parent-style-name="Standard" style:family="paragraph">
      <style:paragraph-properties fo:margin-left="0.4916in" fo:text-indent="0.4916in">
        <style:tab-stops/>
      </style:paragraph-properties>
    </style:style>
    <style:style style:name="P93" style:parent-style-name="Standard" style:family="paragraph">
      <style:paragraph-properties fo:margin-left="0.4916in" fo:text-indent="0.4916in">
        <style:tab-stops/>
      </style:paragraph-properties>
    </style:style>
  </office:automatic-styles>
  <office:body>
    <office:text text:use-soft-page-breaks="true">
      <text:p text:style-name="P1">Rapport Projet d’Informatique :</text:p>
      <text:p text:style-name="P2">Graphe, Plus court chemin et métro</text:p>
      <text:p text:style-name="P3"/>
      <text:p text:style-name="P4">CELIE Caroline – GUILLAUME Laure</text:p>
      <text:p text:style-name="P5"/>
      <text:p text:style-name="P6"/>
      <text:p text:style-name="P7"/>
      <text:p text:style-name="Standard"/>
      <text:p text:style-name="Standard"/>
      <text:p text:style-name="Standard">Introduction :</text:p>
      <text:p text:style-name="Standard">Ce projet consiste en la réalisation d’un programme permettant de<text:s/>déterminer le plus court chemin entre deux stations de métro parisien. Ce programme se basera sur une structure de graphe (représentée ci-dessous). Chaque station représentera un nœud de ce graphe et chaque trajet possible entre deux stations consécutives<text:s/>sera représenté par les arcs de ce graphe.</text:p>
      <text:p text:style-name="Standard">Il nous faut donc réaliser pour ce projet cette structure de graphe accompagnée des fonctions la rendant utilisable, ainsi que la fonction de lecture d’un<text:s/>fichier regroupant les stations de métro et de la fonction<text:s/>représentant l’algorithme de plus court chemin de Belleman.</text:p>
      <text:p text:style-name="Standard"/>
      <text:p text:style-name="Standard">Structures utilisées</text:p>
      <text:p text:style-name="Standard">La structure<text:s/>utilisée est celle des<text:s/>graphes :</text:p>
      <text:p text:style-name="P8">#ifndef _Graphe</text:p>
      <text:p text:style-name="P9">#define _Graphe</text:p>
      <text:p text:style-name="P10">typedef struct {</text:p>
      <text:p text:style-name="P11"><text:tab/>unsigned char nom_station[50];<text:s/>//contient le nom de<text:s/>la station</text:p>
      <text:p text:style-name="P12"><text:span text:style-name="T13"><text:tab/></text:span><text:span text:style-name="T14">unsigned char nom_ligne;</text:span><text:span text:style-name="T15"><text:s/>//contient le nom de la<text:s/></text:span><text:span text:style-name="T16">ligne</text:span></text:p>
      <text:p text:style-name="P17"><text:tab/>unsigned int num_station;<text:s/>//contient le numéro de la station</text:p>
      <text:p text:style-name="P18"><text:tab/>double poids_noeud;<text:s/>//contient le poids du noeud</text:p>
      <text:p text:style-name="P19"><text:span text:style-name="T20"><text:tab/></text:span><text:span text:style-name="T21">Liste arc;</text:span><text:span text:style-name="T22"><text:s text:c="2"/>//Liste contenant les arcs<text:s/></text:span><text:span text:style-name="T23">partant du sommet considéré</text:span></text:p>
      <text:p text:style-name="P24"><text:span text:style-name="T25"><text:tab/></text:span><text:span text:style-name="T26">}* sommet;</text:span></text:p>
      <text:p text:style-name="P27">typedef struct {</text:p>
      <text:p text:style-name="P28"><text:span text:style-name="T29"><text:tab/></text:span><text:span text:style-name="T30">sommet stations;</text:span></text:p>
      <text:soft-page-break/>
      <text:p text:style-name="P31"><text:tab/>unsigned int nX;</text:p>
      <text:p text:style-name="P32"><text:tab/>unsigned int nA;</text:p>
      <text:p text:style-name="P33"><text:tab/>}* Graphe;</text:p>
      <text:p text:style-name="P34"/>
      <text:p text:style-name="P35">Cette structure est composée de deux entiers non signés nX et nA qui représente respectivement le nombre<text:s/>de sommets du graphe et le nombre total d’arcs du graphe, ainsi <text:s/>que d’un pointeur sur un tableau qui est représenté ici par la structure sommet. Ce tableau donne pour chacune de ses lignes, le numéro, le nom du sommet, la ligne à laquelle il appartient,<text:s/>le poids du sommet ainsi que les arcs partant de ce sommet.</text:p>
      <text:p text:style-name="P36">Les arcs sont représentés par une liste d’éléments comprenant le sommet d’arrivée et le poids de l’arc en question.</text:p>
      <text:p text:style-name="P37">La structure<text:s/>ELEMENT, représentant l’élément d’un arc,<text:s/>est décrite ci-dessous :</text:p>
      <text:p text:style-name="P38">#ifndef _ELEMENT</text:p>
      <text:p text:style-name="P39">#define _ELEMENT</text:p>
      <text:p text:style-name="P40">typedef struct{</text:p>
      <text:p text:style-name="P41">unsigned int Xdest; <text:s text:c="4"/>//Numero du sommet d’arrivée</text:p>
      <text:p text:style-name="P42">double poids_arc; <text:s text:c="6"/>//poids de l'arc ainsi<text:s/>réalisé</text:p>
      <text:p text:style-name="P43">} <text:s text:c="2"/>ELEMENT;</text:p>
      <text:p text:style-name="P44"/>
      <text:p text:style-name="P45">#endif // _ELEMENT</text:p>
      <text:p text:style-name="P46"/>
      <text:p text:style-name="Standard">Ces arcs dont regroupés dans une liste donc voici la structure :</text:p>
      <text:p text:style-name="Standard"/>
      <text:p text:style-name="Standard">Groupes de fichier(makefile, .c,.h,etc)</text:p>
      <text:p text:style-name="Standard">Il y a donc dans ce projet 4 groupes de fichier :</text:p>
      <text:p text:style-name="Standard"><text:tab/>-Les fichiers déjà réalisés en séance 9 et 10 portant sur les listes :</text:p>
      <text:p text:style-name="Standard"><text:tab/><text:tab/>-liste.h</text:p>
      <text:p text:style-name="Standard"><text:tab/><text:tab/>-liste.c</text:p>
      <text:p text:style-name="Standard"><text:tab/><text:tab/>-element.h</text:p>
      <text:p text:style-name="Standard"><text:tab/>-les fichiers des graphes :</text:p>
      <text:p text:style-name="Standard"><text:tab/><text:tab/>-graphe.c</text:p>
      <text:p text:style-name="Standard"><text:tab/><text:tab/>-graphe.h</text:p>
      <text:p text:style-name="Standard"><text:tab/>- les fichiers tests : tests1.c à tests6.c</text:p>
      <text:p text:style-name="Standard"><text:tab/>-le Make file et le main</text:p>
      <text:p text:style-name="Standard"/>
      <text:p text:style-name="Standard">Fonctions et explications</text:p>
      <text:p text:style-name="Standard">Les prototypes des fonctions</text:p>
      <text:p text:style-name="Standard">Différentes fonctions vont devoir être réalisé durant ce projet :</text:p>
      <text:p text:style-name="Standard"><text:tab/>Premièrement, les<text:s/>fonctions liées à la structure de « graphe ». En effet, ayant défini une nouvelle structure, nous devons définir les fonctions la caractérisant et nous permettant de remplir ce graphe. Nous avons donc les fonctions suivantes :</text:p>
      <text:p text:style-name="Standard"/>
      <text:p text:style-name="P47">Graphe nouveau_graphe(unsigned<text:s/>int nX,unsigned int nA);</text:p>
      <text:p text:style-name="Standard"><text:tab/>Fonction créant un graphe possédant nX sommets et nA arcs. Elle permet en particulier<text:s/><text:tab/>d'allouer de la mémoire<text:s/>à<text:s/>ce graphe.</text:p>
      <text:p text:style-name="P48">void affiche_graphe(Graphe g);</text:p>
      <text:p text:style-name="Standard"><text:tab/>Fonction d'affichage <text:s/>du graphe. Elle donne les informations contenues dans chaque<text:s/><text:tab/>sommets (nom de la station, numéro de ligne,...)<text:s/>ainsi que les arcs.</text:p>
      <text:p text:style-name="P49"><text:span text:style-name="T50">void detruit_graphe(Graphe g);</text:span><text:span text:style-name="T51"><text:line-break/></text:span>Fonction de destruction de graphe. Elle permet de libérer la mémoire allouée lors de la création du graphe.</text:p>
      <text:p text:style-name="P52"><text:span text:style-name="T53">void graphe_ecrit_nX(Graphe g, unsigned int nX);</text:span><text:span text:style-name="T54"><text:line-break/></text:span>Fonction permettant de changer le nombre de sommets du graphe.</text:p>
      <text:p text:style-name="P55">void graphe_ecrit_nA(Graphe g, unsigned int nA);</text:p>
      <text:p text:style-name="P56">Fonction permettant de modifier le nombre total d’arc du graphe.</text:p>
      <text:p text:style-name="P57">unsigned int graphe_lit_nX(Graphe g);</text:p>
      <text:p text:style-name="P58">Fonction permettant de lire le nombre de<text:s/>sommets du graphe</text:p>
      <text:p text:style-name="P59">unsigned int graphe_lit_nA(Graphe g);</text:p>
      <text:p text:style-name="P60">Fonction permettant de lire le nombre total d’arcs du graphe</text:p>
      <text:p text:style-name="P61"/>
      <text:p text:style-name="P62">double graphe_lit_poids(Graphe g, unsigned int u);</text:p>
      <text:p text:style-name="P63">Fonction permettant de lire le poids du sommet u</text:p>
      <text:p text:style-name="P64">void graphe_ecrit_poids(Graphe g, unsigned int u, double val);</text:p>
      <text:p text:style-name="P65">Fonction permettant d’écrire le poids du sommet u et d’y mettre le réel val</text:p>
      <text:soft-page-break/>
      <text:p text:style-name="P66">void graphe_ecrit_poids_arc(Graphe g, unsigned int u, unsigned int v, double val);</text:p>
      <text:p text:style-name="P67">Fonction permettant d’écrire le poids de l’arc ayant pour sommet de départ u et pour sommet de destination v et d’y joindre la valeur val.</text:p>
      <text:p text:style-name="P68">double graphe_lit_poids_arc(Graphe g, unsigned int u, unsigned int v);</text:p>
      <text:p text:style-name="P69">Foncrion permettant de lire le poids de l’arc partant du somemt u et arrivant au sommet v</text:p>
      <text:p text:style-name="P70">void graphe_ajoute_arc(Graphe g, unsigned int u, unsigned int v, double val);</text:p>
      <text:p text:style-name="P71">Fonction permettant d’ajouter un arc de sommet de départ u et de sommet d’arrivée v et ayant pour poids val.</text:p>
      <text:p text:style-name="Standard">************************************************</text:p>
      <text:p text:style-name="Standard"/>
      <text:p text:style-name="Paragraphedeliste">Lors de ce projet, il faut aussi écrire des fonctions correspondant à notre objectif.</text:p>
      <text:p text:style-name="Standard">Graphe lit_graphe(char* fichier);</text:p>
      <text:p text:style-name="Standard">Fonction qui,<text:s/>à partir d’un fichier .csv, crée un graphe et le remplit avec les données du fichier. Cette fonction<text:s/>est complexe car elle doit utiliser les fonctions fscanf et fgets et remplir le graphe. Elle utilise donc des fonctions que nous avons décrite plus tôt et qui doivent donc fonctionner parfaitement pour que cette fonction fonctionne.</text:p>
      <text:p text:style-name="Standard"/>
      <text:p text:style-name="P72">Void Bellman ( graphe g, unsigned int u) ;</text:p>
      <text:p text:style-name="Standard">Cette fonction est le retranscription en<text:s/>langage C de l’algorithme <text:s/>de Belleman qui ci-dessous. Elle permet de calculer les poids des autres sommets en fonction du sommet de départ de façon à ce qu'ils soient le plus petit possible. Elle fera par la suite l’objet d’une optimisation.</text:p>
      <text:p text:style-name="P73">///////////////////insérer algorithme de Belleman///////////////</text:p>
      <text:p text:style-name="P74">double graphe_pcc(Graphe g, unsigned int u, unsigned int v);</text:p>
      <text:p text:style-name="Standard">Cette fonction utilise la fonction précédente pour calculer le plus court chemin entre v et u en partant de v et en remontant de père en père jusqu'à atteindre u. Elle affiche par la suite ce chemin sur le terminal avec le temps de trajets (poids).</text:p>
      <text:p text:style-name="Standard"/>
      <text:p text:style-name="Standard">Les fonctions :</text:p>
      <text:p text:style-name="Standard"/>
      <text:p text:style-name="Standard"/>
      <text:p text:style-name="Standard">Les <text:s/>Tests</text:p>
      <text:soft-page-break/>
      <text:p text:style-name="Standard">Durant ce projet, différents test vont être réalisés. Ces tests sont de deux types :</text:p>
      <text:p text:style-name="Standard"><text:tab/>-Les tests unaires permettront de tester une fonction indépendamment des autres. Ces tests porteront surtout sur les fonctions de la structure graphe et la fonction de calcul de plus court chemin. Quatre tests seront ainsi <text:s/>réalisés.</text:p>
      <text:p text:style-name="Standard"><text:tab/>-Les tests<text:s/>globaux, qui testeront les fonctions globales et permettront de valider le fonctionnement du programme en entier.</text:p>
      <text:p text:style-name="Standard"/>
      <text:p text:style-name="Standard"/>
      <text:p text:style-name="Standard">Fonctions de graphe.c :</text:p>
      <text:p text:style-name="Standard"/>
      <text:p text:style-name="Standard">Tests :</text:p>
      <text:p text:style-name="Standard"/>
      <text:p text:style-name="Standard">Fichier main() :</text:p>
      <text:p text:style-name="Standard"/>
      <text:p text:style-name="Standard">Make file :</text:p>
      <text:p text:style-name="Standard"/>
      <text:p text:style-name="Standard">Répartition et planning du projet</text:p>
      <text:p text:style-name="Standard"/>
      <text:p text:style-name="Standard">Nous nous sommes répartis les taches comme suit :</text:p>
      <text:p text:style-name="Standard"><text:tab/>Laure : fonctions du graphe :</text:p>
      <text:p text:style-name="Standard"><text:tab/><text:tab/>-Graphe nouveau_graphe(unsigned int nX,unsigned int nA);</text:p>
      <text:p text:style-name="P75">-void affiche_graphe(Graphe g);</text:p>
      <text:p text:style-name="P76">-void detruit_graphe(Graphe g);</text:p>
      <text:p text:style-name="P77">-void graphe_ecrit_nX(Graphe g, unsigned int nX);</text:p>
      <text:p text:style-name="P78">-void graphe_ecrit_nA(Graphe g, unsigned int nA);</text:p>
      <text:p text:style-name="P79">-unsigned int graphe_lit_nX(Graphe g);</text:p>
      <text:p text:style-name="P80">-unsigned int graphe_lit_nA(Graphe g);</text:p>
      <text:p text:style-name="P81">Fonctions du projet :</text:p>
      <text:p text:style-name="P82">-<text:s/>void bellman(Graphe g, unsigned int s)</text:p>
      <text:soft-page-break/>
      <text:p text:style-name="P83">-<text:s/>void pcc(Graphe g, unsigned int u, int v)</text:p>
      <text:p text:style-name="P84"/>
      <text:p text:style-name="P85"><text:tab/>Caroline : fonctions de graphe</text:p>
      <text:p text:style-name="P86"><text:tab/><text:tab/>-double graphe_lit_poids(Graphe g, unsigned int u);</text:p>
      <text:p text:style-name="P87">-void graphe_ecrit_poids(Graphe g, unsigned int u, double val);</text:p>
      <text:p text:style-name="P88">-void graphe_ecrit_poids_arc(Graphe g, unsigned int u, unsigned int v, double val);</text:p>
      <text:p text:style-name="P89">-double graphe_lit_poids_arc(Graphe g, unsigned int u, unsigned int v);</text:p>
      <text:p text:style-name="P90"/>
      <text:p text:style-name="P91">Fonctions du projet :</text:p>
      <text:p text:style-name="P92">-Graphe lit_graphe(char* fichier);</text:p>
      <text:p text:style-name="P93">-void graphe_ajoute_arc(Graphe g, unsigned int u, unsigned int v, double val);</text:p>
      <text:p text:style-name="Standard"/>
      <text:p text:style-name="Standard">Ainsi, chacune d’entre nous peut se familiariser avec l’utilisation de la structure graphe en réalisant des fonctions de la structure graphe et participé aux fonctions du projet en ayant chacune une fonction cruciale à la réalisation du projet (lit_graphe et pcc).</text:p>
      <text:p text:style-name="Standard">Nous nous sommes imposés des delais pour la réalisation de chaque groupe de fonction et leurs tests.</text:p>
      <text:p text:style-name="Standard"><text:tab/>Les fonctions sur la structure de Graphe et leurs tests doivent être réalisées avant le 10 Mai. Le reste des fonctions correspondant au programme du projet doivent être réalisés<text:s/>avant le 22Mai.</text:p>
      <text:p text:style-name="Standard"/>
      <text:p text:style-name="Standard"/>
      <text:p text:style-name="Standard">Conclusion :<text:s/></text:p>
      <text:p text:style-name="Standard"><text:tab/>Durant ce projet, nous avons pu réaliser un programme permettant de calculer le plus court chemin entre deux stations du métro parisien. Nous avons réussi à réaliser ce projet en concevant des fonctions permettant d’utiliser la structure de graphe et des fonctions correspondant au proje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MingLiU" svg:font-family="PMingLiU" style:font-family-generic="roman" style:font-pitch="variable" svg:panose-1="2 2 5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ListLabel1" style:display-name="ListLabel 1" style:family="text"/>
    <style:style style:name="ListLabel2" style:display-name="ListLabel 2" style:family="text">
      <style:text-properties style:font-name-complex="Courier New"/>
    </style:style>
    <style:style style:name="WW_CharLFO1LVL1" style:family="text">
      <style:text-properties style:font-name="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style:text-properties style:font-name="Calibri"/>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Caroline CELIE</meta:initial-creator>
    <dc:creator>Caroline</dc:creator>
    <meta:creation-date>2016-05-10T20:27:00Z</meta:creation-date>
    <dc:date>2016-06-05T09:23:00Z</dc:date>
    <meta:template xlink:href="Normal" xlink:type="simple"/>
    <meta:editing-cycles>6</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16" meta:word-count="1257" meta:character-count="8159" meta:row-count="57" meta:non-whitespace-character-count="6918"/>
  </office:meta>
</office:document-meta>
</file>